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Tahoma, Helvetica, FreeSans, sans-serif"/>
    <style:font-face style:name="Arial1" svg:font-family="Arial, sans-serif"/>
    <style:font-face style:name="Arial2" svg:font-family="Arial" style:font-family-generic="system" style:font-pitch="variable"/>
    <style:font-face style:name="Arial3"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note">
      <style:text-properties officeooo:rsid="001b25fd" officeooo:paragraph-rsid="001b25fd"/>
    </style:style>
    <style:style style:name="P2" style:family="paragraph" style:parent-style-name="Standard">
      <style:paragraph-properties fo:text-align="center" style:justify-single-word="false" fo:orphans="2" fo:widows="2"/>
      <style:text-properties fo:font-size="18pt" fo:font-weight="bold" officeooo:paragraph-rsid="001b25fd" style:font-size-asian="18pt" style:font-weight-asian="bold" style:font-size-complex="18pt" style:font-weight-complex="bold"/>
    </style:style>
    <style:style style:name="P3" style:family="paragraph" style:parent-style-name="Standard">
      <style:paragraph-properties fo:text-align="start" style:justify-single-word="false" fo:orphans="2" fo:widows="2"/>
      <style:text-properties fo:font-size="16pt" officeooo:paragraph-rsid="001b25fd" style:font-size-asian="16pt" style:font-size-complex="16pt"/>
    </style:style>
    <style:style style:name="P4" style:family="paragraph" style:parent-style-name="Text_20_body">
      <style:paragraph-properties fo:text-align="justify" style:justify-single-word="false" fo:orphans="2" fo:widows="2"/>
      <style:text-properties fo:font-size="15pt" officeooo:paragraph-rsid="001b25fd" style:font-size-asian="15pt" style:font-size-complex="15pt"/>
    </style:style>
    <style:style style:name="P5" style:family="paragraph" style:parent-style-name="Text_20_body">
      <style:paragraph-properties fo:text-align="justify" style:justify-single-word="false" fo:orphans="2" fo:widows="2"/>
      <style:text-properties fo:font-size="15pt" officeooo:rsid="001b25fd" officeooo:paragraph-rsid="001b25fd" style:font-size-asian="15pt" style:font-size-complex="15pt"/>
    </style:style>
    <style:style style:name="P6" style:family="paragraph" style:parent-style-name="Standard">
      <style:paragraph-properties fo:text-align="end" style:justify-single-word="false" fo:orphans="2" fo:widows="2"/>
      <style:text-properties fo:font-size="15pt" officeooo:paragraph-rsid="001b25fd" style:font-size-asian="15pt" style:font-size-complex="15pt"/>
    </style:style>
    <style:style style:name="P7" style:family="paragraph" style:parent-style-name="Standard">
      <style:paragraph-properties fo:text-align="start" style:justify-single-word="false" fo:orphans="2" fo:widows="2"/>
      <style:text-properties fo:font-size="15pt" officeooo:rsid="001b3c7a" officeooo:paragraph-rsid="001b3c7a" style:font-size-asian="15pt" style:font-size-complex="15pt"/>
    </style:style>
    <style:style style:name="P8" style:family="paragraph" style:parent-style-name="Standard">
      <style:paragraph-properties fo:text-align="start" style:justify-single-word="false" fo:orphans="2" fo:widows="2"/>
      <style:text-properties fo:font-size="15pt" fo:font-weight="bold" officeooo:rsid="001b3c7a" officeooo:paragraph-rsid="001b3c7a" style:font-size-asian="15pt" style:font-weight-asian="bold" style:font-size-complex="15pt" style:font-weight-complex="bold"/>
    </style:style>
    <style:style style:name="T1" style:family="text">
      <style:text-properties fo:font-style="italic" style:font-style-asian="italic" style:font-style-complex="italic"/>
    </style:style>
    <style:style style:name="T2" style:family="text">
      <style:text-properties officeooo:rsid="001b25fd"/>
    </style:style>
    <style:style style:name="T3" style:family="text">
      <style:text-properties fo:font-size="16pt" style:font-size-asian="16pt" style:font-size-complex="16pt"/>
    </style:style>
    <style:style style:name="T4" style:family="text">
      <style:text-properties fo:font-size="16pt" officeooo:rsid="001b25fd"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utilité de la rhétorique - Aristote</text:p>
      <text:p text:style-name="P3"/>
      <text:p text:style-name="P3"/>
      <text:p text:style-name="P4"><text:tab/><text:span text:style-name="T2">L</text:span>a rhétorique est utile, d’abord parce que le vrai et le juste ont naturellement plus de force que leurs contraires ; aussi, quand les décisions ne sont pas convenablement prises, est-ce nécessairement par sa propre faute que l’on est batt<text:bookmark text:name="ap_NBP259-1"/><text:span text:style-name="T2">u</text:span> et cela mérite d’être blâmé. En outre, il y a de certaines personnes que, eussions-nous la science la plus exacte, nous ne saurions grâce à elle facilement persuader par nos discours. <text:span text:style-name="T2">[…] En outre, il faut être capable de persuader des thèses contraires, comme aussi dans les syllogismes, non pour soutenir effectivement l’une et l’autre (car il ne faut pas persuader de ce qui est mal) mais pour que le procédé ne nous échappe pas et afin que, si quelqu’un d’autre use des discours à des fins injustes, nous soyons nous-mêmes en état de le réfuter. Parmi toutes les autres techniques, il n’en est aucune qui déduise par le syllogisme les contraires. La dialectique et la rhétorique sont les seules à le faire ; toutes deux en effet sont capables d’aboutir indifféremment aux contraires. Les contenus réels, eux, ne sont pas indifférents, mais en toute occasion, le vrai et le meilleur se prêtent mieux par nature au syllogisme et, tout simplement, sont plus persuasifs.</text:span></text:p>
      <text:p text:style-name="P5"><text:tab/>De surcroît, il serait absurde, alors qu’il est honteux d’être incapable de se défendre physiquement, qu’il ne soit pas honteux de ne pouvoir le faire verbalement (logôi), mode de défense plus propre à l’homme que le recours à la force physique.</text:p>
      <text:p text:style-name="P4"><text:span text:style-name="T2"><text:tab/>Mais, objectera-t-on, user à des fins injustes de cette puissance du discours peut nuire gravement, à quoi l’on rétorquera que cet inconvénient est commun à tous les biens – excepté la vertu</text:span><text:span text:style-name="T2"><text:note text:id="ftn1" text:note-class="footnote"><text:note-citation>1</text:note-citation><text:note-body><text:p text:style-name="P1">La vertu de quelqu’un, c’est son excellence morale</text:p></text:note-body></text:note></text:span><text:span text:style-name="T2"> – et surtout aux biens les plus utiles comme la force, la santé, la richesse et le pouvoir. Qui en fait juste usage peut rendre les plus grands services, qui s’en sert injustement peut causer les plus grands torts.</text:span></text:p>
      <text:p text:style-name="P6">Aristote (384-322 av. J.-C),<text:span text:style-name="T1"> Rhétorique</text:span>, <text:span text:style-name="T2">I-1</text:span></text:p>
      <text:p text:style-name="P6"/>
      <text:p text:style-name="P8">Interprétation philosophique :</text:p>
      <text:p text:style-name="P7">Pour Aristote, est-il toujours bon d’utiliser la rhétorique pour persuader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Tahoma, Helvetica, FreeSans, sans-serif"/>
    <style:font-face style:name="Arial1" svg:font-family="Arial, sans-serif"/>
    <style:font-face style:name="Arial2" svg:font-family="Arial" style:font-family-generic="system" style:font-pitch="variable"/>
    <style:font-face style:name="Arial3"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3-23T22:02:35.209000000</meta:creation-date>
    <dc:date>2023-03-24T07:56:09.213000000</dc:date>
    <meta:editing-duration>PT14M20S</meta:editing-duration>
    <meta:editing-cycles>2</meta:editing-cycles>
    <meta:generator>LibreOffice/7.2.5.2$Windows_X86_64 LibreOffice_project/499f9727c189e6ef3471021d6132d4c694f357e5</meta:generator>
    <meta:document-statistic meta:table-count="0" meta:image-count="0" meta:object-count="0" meta:page-count="1" meta:paragraph-count="8" meta:word-count="348" meta:character-count="2102" meta:non-whitespace-character-count="1757"/>
  </office:meta>
</office:document-meta>
</file>